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Open Sans" svg:font-family="'Open Sans'" style:font-family-generic="roman" style:font-pitch="variable"/>
    <style:font-face style:name="Open Sans1" svg:font-family="'Open Sans'" style:font-adornments="Regular" style:font-family-generic="roman" style:font-pitch="variable"/>
    <style:font-face style:name="Open Sans Condensed" svg:font-family="'Open Sans Condensed'" style:font-family-generic="roman" style:font-pitch="variable"/>
    <style:font-face style:name="Open Sans2" svg:font-family="'Open Sans'" style:font-adornments="Regular" style:font-family-generic="swiss" style:font-pitch="variable"/>
    <style:font-face style:name="Open Sans Condensed1" svg:font-family="'Open Sans Condensed'"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imbus Mono L" svg:font-family="'Nimbus Mono L'" style:font-family-generic="modern" style:font-pitch="fixed"/>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Discreet_25_20Dark1-title">
      <style:graphic-properties fo:min-height="3.507cm"/>
    </style:style>
    <style:style style:name="pr2" style:family="presentation" style:parent-style-name="Discreet_25_20Dark1-subtitle">
      <style:graphic-properties draw:fill-color="#ffffff" fo:min-height="7.693cm"/>
    </style:style>
    <style:style style:name="pr3" style:family="presentation" style:parent-style-name="Discreet_25_20Dark1-notes">
      <style:graphic-properties draw:fill-color="#ffffff" draw:auto-grow-height="true" fo:min-height="13.364cm"/>
    </style:style>
    <style:style style:name="P1" style:family="paragraph">
      <loext:graphic-properties draw:fill-color="#ffffff"/>
      <style:text-properties fo:font-size="36pt"/>
    </style:style>
    <style:style style:name="P2" style:family="paragraph">
      <loext:graphic-properties draw:fill-color="#ffffff"/>
    </style:style>
    <style:style style:name="T1" style:family="text">
      <style:text-properties fo:font-size="3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style style:name="md2odp-TextEmphasisStyle" style:family="text" style:display-name="md2odp-TextEmphasisStyle">
      <style:text-properties fo:font-style="italic"/>
    </style:style>
    <style:style style:name="md2odp-TextDoubleEmphasisStyle" style:family="text" style:display-name="md2odp-TextDoubleEmphasisStyle">
      <style:text-properties fo:font-weight="bold"/>
    </style:style>
    <style:style style:name="md2odp-TextQuoteStyle" style:family="text" style:display-name="md2odp-TextQuoteStyle">
      <style:text-properties fo:color="#ccf4c6" fo:font-size="200%"/>
    </style:style>
    <style:style style:name="md2odp-TextCodeStyle" style:family="text" style:display-name="md2odp-TextCodeStyle">
      <style:text-properties style:font-name="Nimbus Mono L"/>
    </style:style>
    <style:style style:name="md2odp-ParagraphQuoteStyle" style:family="paragraph" style:display-name="md2odp-ParagraphQuoteStyle">
      <style:text-properties fo:color="#18a303"/>
      <style:paragraph-properties fo:margin-top="0.6cm" fo:margin-left="0.5cm" fo:margin-right="0.5cm" fo:text-indent="-0.6cm" fo:margin-bottom="0.5cm"/>
    </style:style>
    <style:style style:name="md2odp-ParagraphCodeStyle" style:family="paragraph" style:display-name="md2odp-ParagraphCodeStyle">
      <style:text-properties style:font-name="Nimbus Mono L"/>
      <style:paragraph-properties fo:margin-top="0.6cm" fo:margin-left="0.5cm" fo:margin-right="0.5cm" fo:text-indent="0cm" fo:margin-bottom="0.6cm"/>
    </style:style>
    <style:style style:name="md2odp-ImageStyle" style:family="graphic" style:display-name="md2odp-ImageStyle">
      <style:graphic-properties draw:textarea-horizontal-align="right" fo:fille="none" draw:textarea-vertical-align="bottom" draw:stroke="none"/>
    </style:style>
    <style:style style:name="md2odp-OutlineText" style:family="presentation" style:display-name="md2odp-OutlineText" style:parent-style-name="Discreet_25_20Dark-outline1">
      <style:graphic-properties draw:fit-to-size="shrink-to-fit"/>
    </style:style>
    <style:style style:name="md2odp-TitleText" style:family="presentation" style:display-name="md2odp-TitleText" style:parent-style-name="Discreet_25_20Dark-title">
      <style:graphic-properties draw:auto-grow-height="true"/>
    </style:style>
    <style:style style:name="md2odp-BreakTitleText" style:family="presentation" style:display-name="md2odp-BreakTitleText" style:parent-style-name="Discreet_25_20Dark1-title">
      <style:graphic-properties draw:auto-grow-height="true"/>
    </style:style>
    <text:list-style style:name="OutlineListStyle" style:display-name="Discreet%20Dark-outline1">
      <text:list-level-style-bullet text:level="1" text:bullet-char="●">
        <style:list-level-properties text:space-before="0.3cm" text:min-label-width="0.9cm"/>
        <style:text-properties fo:font-family="StarSymbol" fo:color="#cccccc" fo:font-size="45%"/>
      </text:list-level-style-bullet>
      <text:list-level-style-bullet text:level="2" text:bullet-char="–">
        <style:list-level-properties text:space-before="1.5cm" text:min-label-width="0.9cm"/>
        <style:text-properties fo:font-family="StarSymbol" fo:color="#cccccc" fo:font-size="75%"/>
      </text:list-level-style-bullet>
      <text:list-level-style-bullet text:level="3" text:bullet-char="●">
        <style:list-level-properties text:space-before="2.8cm" text:min-label-width="0.8cm"/>
        <style:text-properties fo:font-family="StarSymbol" fo:color="#cccccc" fo:font-size="45%"/>
      </text:list-level-style-bullet>
      <text:list-level-style-bullet text:level="4" text:bullet-char="–">
        <style:list-level-properties text:space-before="4.2cm" text:min-label-width="0.6cm"/>
        <style:text-properties fo:font-family="StarSymbol" fo:color="#cccccc" fo:font-size="75%"/>
      </text:list-level-style-bullet>
      <text:list-level-style-bullet text:level="5" text:bullet-char="●">
        <style:list-level-properties text:space-before="5.4cm" text:min-label-width="0.6cm"/>
        <style:text-properties fo:font-family="StarSymbol" fo:color="#cccccc" fo:font-size="45%"/>
      </text:list-level-style-bullet>
      <text:list-level-style-bullet text:level="6" text:bullet-char="●">
        <style:list-level-properties text:space-before="6.6cm" text:min-label-width="0.6cm"/>
        <style:text-properties fo:font-family="StarSymbol" fo:color="#cccccc" fo:font-size="45%"/>
      </text:list-level-style-bullet>
      <text:list-level-style-bullet text:level="7" text:bullet-char="●">
        <style:list-level-properties text:space-before="7.8cm" text:min-label-width="0.6cm"/>
        <style:text-properties fo:font-family="StarSymbol" fo:color="#cccccc" fo:font-size="45%"/>
      </text:list-level-style-bullet>
      <text:list-level-style-bullet text:level="8" text:bullet-char="●">
        <style:list-level-properties text:space-before="9cm" text:min-label-width="0.6cm"/>
        <style:text-properties fo:font-family="StarSymbol" fo:color="#cccccc" fo:font-size="45%"/>
      </text:list-level-style-bullet>
      <text:list-level-style-bullet text:level="9" text:bullet-char="●">
        <style:list-level-properties text:space-before="10.2cm" text:min-label-width="0.6cm"/>
        <style:text-properties fo:font-family="StarSymbol" fo:color="#cccccc" fo:font-size="45%"/>
      </text:list-level-style-bullet>
      <text:list-level-style-bullet text:level="10" text:bullet-char="●">
        <style:list-level-properties text:space-before="11.4cm" text:min-label-width="0.6cm"/>
        <style:text-properties fo:font-family="StarSymbol" fo:color="#cccccc" fo:font-size="45%"/>
      </text:list-level-style-bullet>
    </text:list-style>
    <style:style style:name="md2odp-TItalic" style:family="text" style:display-name="md2odp-TItalic">
      <style:text-properties fo:font-style="italic"/>
    </style:style>
    <style:style style:name="md2odp-TColor0044DD" style:family="text" style:display-name="md2odp-TColor0044DD">
      <style:text-properties fo:color="#0044DD"/>
    </style:style>
    <style:style style:name="md2odp-TColor4400EE" style:family="text" style:display-name="md2odp-TColor4400EE">
      <style:text-properties fo:color="#4400EE"/>
    </style:style>
    <style:style style:name="md2odp-TColor997700" style:family="text" style:display-name="md2odp-TColor997700">
      <style:text-properties fo:color="#997700"/>
    </style:style>
    <style:style style:name="md2odp-TColor996633" style:family="text" style:display-name="md2odp-TColor996633">
      <style:text-properties fo:color="#996633"/>
    </style:style>
    <style:style style:name="md2odp-TColor003388" style:family="text" style:display-name="md2odp-TColor003388">
      <style:text-properties fo:color="#003388"/>
    </style:style>
    <style:style style:name="md2odp-TColor0000DD" style:family="text" style:display-name="md2odp-TColor0000DD">
      <style:text-properties fo:color="#0000DD"/>
    </style:style>
    <style:style style:name="md2odp-TColor3333BB" style:family="text" style:display-name="md2odp-TColor3333BB">
      <style:text-properties fo:color="#3333BB"/>
    </style:style>
    <style:style style:name="md2odp-TColor666666" style:family="text" style:display-name="md2odp-TColor666666">
      <style:text-properties fo:color="#666666"/>
    </style:style>
    <style:style style:name="md2odp-TColor003366" style:family="text" style:display-name="md2odp-TColor003366">
      <style:text-properties fo:color="#003366"/>
    </style:style>
    <style:style style:name="md2odp-TColordd7700" style:family="text" style:display-name="md2odp-TColordd7700">
      <style:text-properties fo:color="#dd7700"/>
    </style:style>
    <style:style style:name="md2odp-TColorDD4422" style:family="text" style:display-name="md2odp-TColorDD4422">
      <style:text-properties fo:color="#DD4422"/>
    </style:style>
    <style:style style:name="md2odp-TColor336699" style:family="text" style:display-name="md2odp-TColor336699">
      <style:text-properties fo:color="#336699"/>
    </style:style>
    <style:style style:name="md2odp-TColorAA6600" style:family="text" style:display-name="md2odp-TColorAA6600">
      <style:text-properties fo:color="#AA6600"/>
    </style:style>
    <style:style style:name="md2odp-TColor000000" style:family="text" style:display-name="md2odp-TColor000000">
      <style:text-properties fo:color="#000000"/>
    </style:style>
    <style:style style:name="md2odp-TColor880000" style:family="text" style:display-name="md2odp-TColor880000">
      <style:text-properties fo:color="#880000"/>
    </style:style>
    <style:style style:name="md2odp-TColor00A000" style:family="text" style:display-name="md2odp-TColor00A000">
      <style:text-properties fo:color="#00A000"/>
    </style:style>
    <style:style style:name="md2odp-TColorA00000" style:family="text" style:display-name="md2odp-TColorA00000">
      <style:text-properties fo:color="#A00000"/>
    </style:style>
    <style:style style:name="md2odp-TColor800080" style:family="text" style:display-name="md2odp-TColor800080">
      <style:text-properties fo:color="#800080"/>
    </style:style>
    <style:style style:name="md2odp-TColor333399" style:family="text" style:display-name="md2odp-TColor333399">
      <style:text-properties fo:color="#333399"/>
    </style:style>
    <style:style style:name="md2odp-TColor0066BB" style:family="text" style:display-name="md2odp-TColor0066BB">
      <style:text-properties fo:color="#0066BB"/>
    </style:style>
    <style:style style:name="md2odp-TColorcc0000" style:family="text" style:display-name="md2odp-TColorcc0000">
      <style:text-properties fo:color="#cc0000"/>
    </style:style>
    <style:style style:name="md2odp-TColorbbbbbb" style:family="text" style:display-name="md2odp-TColorbbbbbb">
      <style:text-properties fo:color="#bbbbbb"/>
    </style:style>
    <style:style style:name="md2odp-TColor557799" style:family="text" style:display-name="md2odp-TColor557799">
      <style:text-properties fo:color="#557799"/>
    </style:style>
    <style:style style:name="md2odp-TColor555555" style:family="text" style:display-name="md2odp-TColor555555">
      <style:text-properties fo:color="#555555"/>
    </style:style>
    <style:style style:name="md2odp-TColorBB0066" style:family="text" style:display-name="md2odp-TColorBB0066">
      <style:text-properties fo:color="#BB0066"/>
    </style:style>
    <style:style style:name="md2odp-TColorc65d09" style:family="text" style:display-name="md2odp-TColorc65d09">
      <style:text-properties fo:color="#c65d09"/>
    </style:style>
    <style:style style:name="md2odp-TColor0000CC" style:family="text" style:display-name="md2odp-TColor0000CC">
      <style:text-properties fo:color="#0000CC"/>
    </style:style>
    <style:style style:name="md2odp-TColor6600EE" style:family="text" style:display-name="md2odp-TColor6600EE">
      <style:text-properties fo:color="#6600EE"/>
    </style:style>
    <style:style style:name="md2odp-TColor005588" style:family="text" style:display-name="md2odp-TColor005588">
      <style:text-properties fo:color="#005588"/>
    </style:style>
    <style:style style:name="md2odp-TColor888888" style:family="text" style:display-name="md2odp-TColor888888">
      <style:text-properties fo:color="#888888"/>
    </style:style>
    <style:style style:name="md2odp-TColor0e84b5" style:family="text" style:display-name="md2odp-TColor0e84b5">
      <style:text-properties fo:color="#0e84b5"/>
    </style:style>
    <style:style style:name="md2odp-TColor007020" style:family="text" style:display-name="md2odp-TColor007020">
      <style:text-properties fo:color="#007020"/>
    </style:style>
    <style:style style:name="md2odp-TColor007700" style:family="text" style:display-name="md2odp-TColor007700">
      <style:text-properties fo:color="#007700"/>
    </style:style>
    <style:style style:name="md2odp-TColor000080" style:family="text" style:display-name="md2odp-TColor000080">
      <style:text-properties fo:color="#000080"/>
    </style:style>
    <style:style style:name="md2odp-TColorDD2200" style:family="text" style:display-name="md2odp-TColorDD2200">
      <style:text-properties fo:color="#DD2200"/>
    </style:style>
    <style:style style:name="md2odp-TColor333333" style:family="text" style:display-name="md2odp-TColor333333">
      <style:text-properties fo:color="#333333"/>
    </style:style>
    <style:style style:name="md2odp-TColorFF0000" style:family="text" style:display-name="md2odp-TColorFF0000">
      <style:text-properties fo:color="#FF0000"/>
    </style:style>
    <style:style style:name="md2odp-TColor008800" style:family="text" style:display-name="md2odp-TColor008800">
      <style:text-properties fo:color="#008800"/>
    </style:style>
    <style:style style:name="md2odp-TBold" style:family="text" style:display-name="md2odp-TBold">
      <style:text-properties fo:font-weight="bold"/>
    </style:style>
  </office:automatic-styles>
  <office:body>
    <office:presentation>
      <draw:page draw:name="page1" draw:style-name="dp1" draw:master-page-name="Discreet_25_20Dark1" presentation:presentation-page-layout-name="AL1T0">
        <draw:frame presentation:style-name="pr1" draw:layer="layout" svg:width="25.199cm" svg:height="3.507cm" svg:x="1.4cm" svg:y="4.236cm" presentation:class="title" presentation:user-transformed="true">
          <draw:text-box>
            <text:p>Land Register Workshop</text:p>
          </draw:text-box>
        </draw:frame>
        <draw:frame presentation:style-name="pr2" draw:text-style-name="P1" draw:layer="layout" svg:width="25.199cm" svg:height="7.693cm" svg:x="1.4cm" svg:y="8.4cm" presentation:class="subtitle" presentation:user-transformed="true">
          <draw:text-box>
            <text:p><text:span text:style-name="T1">Anthony Beck</text:span></text:p>
            <text:p><text:span text:style-name="T1">The Data Team</text:span></text:p>
          </draw:text-box>
        </draw:frame>
        <presentation:notes draw:style-name="dp2">
          <draw:page-thumbnail draw:style-name="gr1" draw:layer="layout" svg:width="14.848cm" svg:height="11.136cm" svg:x="3.075cm" svg:y="2.257cm" draw:page-number="1" presentation:class="page"/>
          <draw:frame presentation:style-name="pr3" draw:text-style-name="P2" draw:layer="layout" svg:width="16.799cm" svg:height="13.364cm" svg:x="2.1cm" svg:y="14.107cm" presentation:class="notes" presentation:placeholder="true">
            <draw:text-box/>
          </draw:frame>
        </presentation:notes>
      </draw:page>
      <text:span/>
      <draw:page draw:id="page1" draw:name="introduction to python&#10;&#10;" draw:master-page-name="Discreet_25_20Dark1" presentation:presentation-page-layout-name="AL3T19">
        <draw:frame svg:width="25.199cm" svg:height="3.507cm" draw:z-index="0" svg:x="1.401cm" svg:y="0.2cm" presentation:class="title" presentation:style-name="md2odp-BreakTitleText">
          <draw:text-box>
            <text:p><text:span>introduction to python</text:span></text:p>
          </draw:text-box>
        </draw:frame>
        <draw:frame svg:width="25.199cm" svg:height="14.6cm" draw:z-index="0" svg:x="1.4cm" svg:y="4.2cm" presentation:class="outline" presentation:style-name="md2odp-OutlineText">
          <draw:text-box>
            <text:p><text:span><text:span>A computer program is a set of instructions that causes a computer to perform some kind of action. It isn’t the physical parts of a computer—like the wires, micro- chips, cards, hard drive, and such—but the hidden stuff running on that hardware. A computer program, which I’ll usually refer to as just a program, is the set of commands that tell that dumb hardware what to do. Software is a collection of computer programs. </text:span></text:span></text:p>
            <text:p><text:span><text:span>Without computer programs, almost every device you use daily would either stop working or be much less useful than it is now. Computer programs, in one form or another, control not only your personal com- puter but also video game systems, cell phones, and the GPS units in cars. Software also controls less obvi- ous items like LCD TVs and their remote controllers, as well as some of the newest radios, DVD players, ovens, and some fridges. Even car engines, traffic lights, street lamps, train signals, electronic billboards, and elevators are controlled by programs.</text:span></text:span></text:p>
            <text:p><text:span><text:span>Programs are a bit like thoughts. If you didn’t have thoughts, you would probably just sit on the floor, staring vacantly and drooling down the front of your shirt. Your thought “get up off the floor” is an instruction, or command, that tells your body to stand up. In the same way, computer programs tell computers what to do.</text:span></text:span></text:p>
            <text:p><text:span><text:span>If you know how to write computer programs, you can do all sorts of useful things. Sure, you may not be able to write programs to control cars, traffic lights, or your fridge (well, at least not at first), but you could create web pages, write your own games, or even make a program to help with your homework.</text:span></text:span></text:p>
          </draw:text-box>
        </draw:frame>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Open Sans" svg:font-family="'Open Sans'" style:font-family-generic="roman" style:font-pitch="variable"/>
    <style:font-face style:name="Open Sans1" svg:font-family="'Open Sans'" style:font-adornments="Regular" style:font-family-generic="roman" style:font-pitch="variable"/>
    <style:font-face style:name="Open Sans Condensed" svg:font-family="'Open Sans Condensed'" style:font-family-generic="roman" style:font-pitch="variable"/>
    <style:font-face style:name="Open Sans2" svg:font-family="'Open Sans'" style:font-adornments="Regular" style:font-family-generic="swiss" style:font-pitch="variable"/>
    <style:font-face style:name="Open Sans Condensed1" svg:font-family="'Open Sans Condensed'"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iscreet_25_20Dark-background" style:display-name="Discreet%20Dark-background" style:family="presentation">
      <style:graphic-properties draw:stroke="none" draw:fill="solid" draw:fill-color="#ffffff" draw:fill-image-width="0cm" draw:fill-image-height="0cm"/>
      <style:text-properties style:letter-kerning="true"/>
    </style:style>
    <style:style style:name="Discreet_25_20Dark-backgroundobjects" style:display-name="Discreet%20Dark-backgroundobjects" style:family="presentation">
      <style:graphic-properties svg:stroke-color="#cccccc" draw:fill-image-width="0cm" draw:fill-image-height="0cm" draw:textarea-horizontal-align="justify" draw:shadow="hidden" draw:shadow-offset-x="0.2cm" draw:shadow-offset-y="0.2cm" draw:shadow-color="#808080">
        <text:list-style style:name="Discreet_25_20Dark-backgroundobjects" style:display-name="Discreet%20Dark-backgroundobjects">
          <text:list-level-style-bullet text:level="1" text:bullet-char="●">
            <style:list-level-properties text:min-label-width="0.6cm"/>
            <style:text-properties fo:font-family="StarSymbol" fo:color="#cccccc" fo:font-size="45%"/>
          </text:list-level-style-bullet>
          <text:list-level-style-bullet text:level="2" text:bullet-char="●">
            <style:list-level-properties text:space-before="0.6cm" text:min-label-width="0.6cm"/>
            <style:text-properties fo:font-family="StarSymbol" fo:color="#cccccc" fo:font-size="45%"/>
          </text:list-level-style-bullet>
          <text:list-level-style-bullet text:level="3" text:bullet-char="●">
            <style:list-level-properties text:space-before="1.2cm" text:min-label-width="0.6cm"/>
            <style:text-properties fo:font-family="StarSymbol" fo:color="#cccccc" fo:font-size="45%"/>
          </text:list-level-style-bullet>
          <text:list-level-style-bullet text:level="4" text:bullet-char="●">
            <style:list-level-properties text:space-before="1.8cm" text:min-label-width="0.6cm"/>
            <style:text-properties fo:font-family="StarSymbol" fo:color="#cccccc" fo:font-size="45%"/>
          </text:list-level-style-bullet>
          <text:list-level-style-bullet text:level="5" text:bullet-char="●">
            <style:list-level-properties text:space-before="2.4cm" text:min-label-width="0.6cm"/>
            <style:text-properties fo:font-family="StarSymbol" fo:color="#cccccc" fo:font-size="45%"/>
          </text:list-level-style-bullet>
          <text:list-level-style-bullet text:level="6" text:bullet-char="●">
            <style:list-level-properties text:space-before="3cm" text:min-label-width="0.6cm"/>
            <style:text-properties fo:font-family="StarSymbol" fo:color="#cccccc" fo:font-size="45%"/>
          </text:list-level-style-bullet>
          <text:list-level-style-bullet text:level="7" text:bullet-char="●">
            <style:list-level-properties text:space-before="3.6cm" text:min-label-width="0.6cm"/>
            <style:text-properties fo:font-family="StarSymbol" fo:color="#cccccc" fo:font-size="45%"/>
          </text:list-level-style-bullet>
          <text:list-level-style-bullet text:level="8" text:bullet-char="●">
            <style:list-level-properties text:space-before="4.2cm" text:min-label-width="0.6cm"/>
            <style:text-properties fo:font-family="StarSymbol" fo:color="#cccccc" fo:font-size="45%"/>
          </text:list-level-style-bullet>
          <text:list-level-style-bullet text:level="9" text:bullet-char="●">
            <style:list-level-properties text:space-before="4.8cm" text:min-label-width="0.6cm"/>
            <style:text-properties fo:font-family="StarSymbol" fo:color="#cccccc" fo:font-size="45%"/>
          </text:list-level-style-bullet>
          <text:list-level-style-bullet text:level="10" text:bullet-char="●">
            <style:list-level-properties text:space-before="5.4cm" text:min-label-width="0.6cm"/>
            <style:text-properties fo:font-family="StarSymbol" fo:color="#cccccc" fo:font-size="45%"/>
          </text:list-level-style-bullet>
        </text:list-style>
      </style:graphic-properties>
      <style:paragraph-properties>
        <style:tab-stops/>
      </style:paragraph-properties>
      <style:text-properties style:letter-kerning="true"/>
    </style:style>
    <style:style style:name="Discreet_25_20Dark-notes" style:display-name="Discreet%20Dark-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iscreet_25_20Dark-outline1" style:display-name="Discreet%20Dark-outline1" style:family="presentation">
      <style:graphic-properties draw:stroke="none" draw:fill="none" draw:fill-image-width="0cm" draw:fill-image-height="0cm" draw:auto-grow-height="false" draw:fit-to-size="shrink-to-fit">
        <text:list-style style:name="Discreet_25_20Dark-outline1" style:display-name="Discreet%20Dark-outline1">
          <text:list-level-style-bullet text:level="1" text:bullet-char="●">
            <style:list-level-properties text:space-before="0.3cm" text:min-label-width="0.9cm"/>
            <style:text-properties fo:font-family="StarSymbol" fo:color="#cccccc" fo:font-size="45%"/>
          </text:list-level-style-bullet>
          <text:list-level-style-bullet text:level="2" text:bullet-char="–">
            <style:list-level-properties text:space-before="1.5cm" text:min-label-width="0.9cm"/>
            <style:text-properties fo:font-family="StarSymbol" fo:color="#cccccc" fo:font-size="75%"/>
          </text:list-level-style-bullet>
          <text:list-level-style-bullet text:level="3" text:bullet-char="●">
            <style:list-level-properties text:space-before="2.8cm" text:min-label-width="0.8cm"/>
            <style:text-properties fo:font-family="StarSymbol" fo:color="#cccccc" fo:font-size="45%"/>
          </text:list-level-style-bullet>
          <text:list-level-style-bullet text:level="4" text:bullet-char="–">
            <style:list-level-properties text:space-before="4.2cm" text:min-label-width="0.6cm"/>
            <style:text-properties fo:font-family="StarSymbol" fo:color="#cccccc" fo:font-size="75%"/>
          </text:list-level-style-bullet>
          <text:list-level-style-bullet text:level="5" text:bullet-char="●">
            <style:list-level-properties text:space-before="5.4cm" text:min-label-width="0.6cm"/>
            <style:text-properties fo:font-family="StarSymbol" fo:color="#cccccc" fo:font-size="45%"/>
          </text:list-level-style-bullet>
          <text:list-level-style-bullet text:level="6" text:bullet-char="●">
            <style:list-level-properties text:space-before="6.6cm" text:min-label-width="0.6cm"/>
            <style:text-properties fo:font-family="StarSymbol" fo:color="#cccccc" fo:font-size="45%"/>
          </text:list-level-style-bullet>
          <text:list-level-style-bullet text:level="7" text:bullet-char="●">
            <style:list-level-properties text:space-before="7.8cm" text:min-label-width="0.6cm"/>
            <style:text-properties fo:font-family="StarSymbol" fo:color="#cccccc" fo:font-size="45%"/>
          </text:list-level-style-bullet>
          <text:list-level-style-bullet text:level="8" text:bullet-char="●">
            <style:list-level-properties text:space-before="9cm" text:min-label-width="0.6cm"/>
            <style:text-properties fo:font-family="StarSymbol" fo:color="#cccccc" fo:font-size="45%"/>
          </text:list-level-style-bullet>
          <text:list-level-style-bullet text:level="9" text:bullet-char="●">
            <style:list-level-properties text:space-before="10.2cm" text:min-label-width="0.6cm"/>
            <style:text-properties fo:font-family="StarSymbol" fo:color="#cccccc" fo:font-size="45%"/>
          </text:list-level-style-bullet>
          <text:list-level-style-bullet text:level="10" text:bullet-char="●">
            <style:list-level-properties text:space-before="11.4cm" text:min-label-width="0.6cm"/>
            <style:text-properties fo:font-family="StarSymbol" fo:color="#cccccc" fo:font-size="45%"/>
          </text:list-level-style-bullet>
        </text:list-style>
      </style:graphic-properties>
      <style:paragraph-properties fo:margin-left="0cm" fo:margin-right="0cm" fo:margin-top="0cm" fo:margin-bottom="0.498cm" fo:text-indent="0cm"/>
      <style:text-properties style:use-window-font-color="true" style:text-outline="false" style:text-line-through-style="none" style:text-line-through-type="none" style:font-name="Open Sans2" fo:font-family="'Open Sans'" style:font-style-name="Regular" style:font-family-generic="swiss"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iscreet_25_20Dark-outline2" style:display-name="Discreet%20Dark-outline2" style:family="presentation" style:parent-style-name="Discreet_25_20Dark-outline1">
      <style:paragraph-properties fo:margin-left="0cm" fo:margin-right="0cm" fo:margin-top="0cm" fo:margin-bottom="0.4cm" fo:text-indent="0cm"/>
      <style:text-properties style:use-window-font-color="true" fo:font-size="28pt" style:font-size-asian="28pt" style:font-size-complex="28pt"/>
    </style:style>
    <style:style style:name="Discreet_25_20Dark-outline3" style:display-name="Discreet%20Dark-outline3" style:family="presentation" style:parent-style-name="Discreet_25_20Dark-outline2">
      <style:paragraph-properties fo:margin-left="0cm" fo:margin-right="0cm" fo:margin-top="0cm" fo:margin-bottom="0.298cm" fo:text-indent="0cm"/>
      <style:text-properties style:use-window-font-color="true" fo:font-size="24pt" style:font-size-asian="24pt" style:font-size-complex="24pt"/>
    </style:style>
    <style:style style:name="Discreet_25_20Dark-outline4" style:display-name="Discreet%20Dark-outline4" style:family="presentation" style:parent-style-name="Discreet_25_20Dark-outline3">
      <style:paragraph-properties fo:margin-left="0cm" fo:margin-right="0cm" fo:margin-top="0cm" fo:margin-bottom="0.198cm" fo:text-indent="0cm"/>
      <style:text-properties style:use-window-font-color="true" fo:font-size="20pt" style:font-size-asian="20pt" style:font-size-complex="20pt"/>
    </style:style>
    <style:style style:name="Discreet_25_20Dark-outline5" style:display-name="Discreet%20Dark-outline5" style:family="presentation" style:parent-style-name="Discreet_25_20Dark-outline4">
      <style:paragraph-properties fo:margin-left="0cm" fo:margin-right="0cm" fo:margin-top="0cm" fo:margin-bottom="0.098cm" fo:text-indent="0cm"/>
      <style:text-properties style:use-window-font-color="true" fo:font-size="20pt" style:font-size-asian="20pt" style:font-size-complex="20pt"/>
    </style:style>
    <style:style style:name="Discreet_25_20Dark-outline6" style:display-name="Discreet%20Dark-outline6" style:family="presentation" style:parent-style-name="Discreet_25_20Dark-outline5">
      <style:paragraph-properties fo:margin-left="0cm" fo:margin-right="0cm" fo:margin-top="0cm" fo:margin-bottom="0.098cm" fo:text-indent="0cm"/>
      <style:text-properties style:use-window-font-color="true" fo:font-size="20pt" style:font-size-asian="20pt" style:font-size-complex="20pt"/>
    </style:style>
    <style:style style:name="Discreet_25_20Dark-outline7" style:display-name="Discreet%20Dark-outline7" style:family="presentation" style:parent-style-name="Discreet_25_20Dark-outline6">
      <style:paragraph-properties fo:margin-left="0cm" fo:margin-right="0cm" fo:margin-top="0cm" fo:margin-bottom="0.098cm" fo:text-indent="0cm"/>
      <style:text-properties style:use-window-font-color="true" fo:font-size="20pt" style:font-size-asian="20pt" style:font-size-complex="20pt"/>
    </style:style>
    <style:style style:name="Discreet_25_20Dark-outline8" style:display-name="Discreet%20Dark-outline8" style:family="presentation" style:parent-style-name="Discreet_25_20Dark-outline7">
      <style:paragraph-properties fo:margin-left="0cm" fo:margin-right="0cm" fo:margin-top="0cm" fo:margin-bottom="0.098cm" fo:text-indent="0cm"/>
      <style:text-properties fo:font-size="20pt" style:font-size-asian="20pt" style:font-size-complex="20pt"/>
    </style:style>
    <style:style style:name="Discreet_25_20Dark-outline9" style:display-name="Discreet%20Dark-outline9" style:family="presentation" style:parent-style-name="Discreet_25_20Dark-outline8">
      <style:paragraph-properties fo:margin-left="0cm" fo:margin-right="0cm" fo:margin-top="0cm" fo:margin-bottom="0.098cm" fo:text-indent="0cm"/>
      <style:text-properties fo:font-size="20pt" style:font-size-asian="20pt" style:font-size-complex="20pt"/>
    </style:style>
    <style:style style:name="Discreet_25_20Dark-subtitle" style:display-name="Discreet%20Dark-subtitle" style:family="presentation">
      <style:graphic-properties draw:stroke="none" draw:fill="none" draw:textarea-vertical-align="middle">
        <text:list-style style:name="Discreet_25_20Dark-subtitle" style:display-name="Discreet%20Dar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cccccc" style:text-outline="false" style:text-line-through-style="none" style:text-line-through-type="none" style:font-name="Open Sans2" fo:font-family="'Open Sans'" style:font-style-name="Regular" style:font-family-generic="swiss"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iscreet_25_20Dark-title" style:display-name="Discreet%20Dark-title" style:family="presentation">
      <style:graphic-properties draw:stroke="none" svg:stroke-width="0.1cm" svg:stroke-color="#999999" draw:marker-start-width="0.35cm" draw:marker-end-width="0.35cm" draw:stroke-linejoin="round" draw:fill="none" draw:fill-color="#666666" draw:fill-image-width="0cm" draw:fill-image-height="0cm" draw:textarea-vertical-align="middle" fo:padding-top="0cm" fo:padding-bottom="0cm" fo:padding-left="0cm" fo:padding-right="0cm">
        <text:list-style style:name="Discreet_25_20Dark-title" style:display-name="Discreet%20Dar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ab-stops/>
      </style:paragraph-properties>
      <style:text-properties style:use-window-font-color="true" style:text-outline="false" style:text-line-through-style="none" style:text-line-through-type="none" style:font-name="Open Sans Condensed1" fo:font-family="'Open Sans Condensed'" style:font-family-generic="swiss" style:font-pitch="variable" fo:font-size="32pt" fo:font-style="normal" fo:text-shadow="none" style:text-underline-style="none" fo:font-weight="bold"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iscreet_25_20Dark1-background" style:display-name="Discreet%20Dark1-background" style:family="presentation">
      <style:graphic-properties draw:stroke="none" draw:fill="solid" draw:fill-color="#ffffff" draw:fill-image-width="0cm" draw:fill-image-height="0cm"/>
      <style:text-properties style:letter-kerning="true"/>
    </style:style>
    <style:style style:name="Discreet_25_20Dark1-backgroundobjects" style:display-name="Discreet%20Dark1-backgroundobjects" style:family="presentation">
      <style:graphic-properties svg:stroke-color="#cccccc" draw:textarea-horizontal-align="justify" draw:shadow="hidden" draw:shadow-offset-x="0.2cm" draw:shadow-offset-y="0.2cm" draw:shadow-color="#808080"/>
      <style:text-properties fo:color="#cccccc" style:letter-kerning="true"/>
    </style:style>
    <style:style style:name="Discreet_25_20Dark1-notes" style:display-name="Discreet%20Dark1-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iscreet_25_20Dark1-outline1" style:display-name="Discreet%20Dark1-outline1" style:family="presentation">
      <style:graphic-properties draw:stroke="none" draw:fill="none" draw:auto-grow-height="false" draw:fit-to-size="shrink-to-fit">
        <text:list-style style:name="Discreet_25_20Dark1-outline1" style:display-name="Discreet%20Dark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align="center" fo:text-indent="0cm"/>
      <style:text-properties style:use-window-font-color="true" style:text-outline="false" style:text-line-through-style="none" style:text-line-through-type="none" style:font-name="Open Sans2" fo:font-family="'Open Sans'" style:font-style-name="Regular" style:font-family-generic="swiss"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iscreet_25_20Dark1-outline2" style:display-name="Discreet%20Dark1-outline2" style:family="presentation" style:parent-style-name="Discreet_25_20Dark1-outline1">
      <style:paragraph-properties fo:margin-left="0cm" fo:margin-right="0cm" fo:margin-top="0cm" fo:margin-bottom="0.398cm" fo:text-indent="0cm"/>
      <style:text-properties style:use-window-font-color="true" fo:font-size="28pt" style:font-size-asian="28pt" style:font-size-complex="28pt"/>
    </style:style>
    <style:style style:name="Discreet_25_20Dark1-outline3" style:display-name="Discreet%20Dark1-outline3" style:family="presentation" style:parent-style-name="Discreet_25_20Dark1-outline2">
      <style:paragraph-properties fo:margin-left="0cm" fo:margin-right="0cm" fo:margin-top="0cm" fo:margin-bottom="0.298cm" fo:text-indent="0cm"/>
      <style:text-properties style:use-window-font-color="true" fo:font-size="24pt" style:font-size-asian="24pt" style:font-size-complex="24pt"/>
    </style:style>
    <style:style style:name="Discreet_25_20Dark1-outline4" style:display-name="Discreet%20Dark1-outline4" style:family="presentation" style:parent-style-name="Discreet_25_20Dark1-outline3">
      <style:paragraph-properties fo:margin-left="0cm" fo:margin-right="0cm" fo:margin-top="0cm" fo:margin-bottom="0.198cm" fo:text-indent="0cm"/>
      <style:text-properties style:use-window-font-color="true" fo:font-size="20pt" style:font-size-asian="20pt" style:font-size-complex="20pt"/>
    </style:style>
    <style:style style:name="Discreet_25_20Dark1-outline5" style:display-name="Discreet%20Dark1-outline5" style:family="presentation" style:parent-style-name="Discreet_25_20Dark1-outline4">
      <style:paragraph-properties fo:margin-left="0cm" fo:margin-right="0cm" fo:margin-top="0cm" fo:margin-bottom="0.098cm" fo:text-indent="0cm"/>
      <style:text-properties style:use-window-font-color="true" fo:font-size="20pt" style:font-size-asian="20pt" style:font-size-complex="20pt"/>
    </style:style>
    <style:style style:name="Discreet_25_20Dark1-outline6" style:display-name="Discreet%20Dark1-outline6" style:family="presentation" style:parent-style-name="Discreet_25_20Dark1-outline5">
      <style:paragraph-properties fo:margin-left="0cm" fo:margin-right="0cm" fo:margin-top="0cm" fo:margin-bottom="0.098cm" fo:text-indent="0cm"/>
      <style:text-properties style:use-window-font-color="true" fo:font-size="20pt" style:font-size-asian="20pt" style:font-size-complex="20pt"/>
    </style:style>
    <style:style style:name="Discreet_25_20Dark1-outline7" style:display-name="Discreet%20Dark1-outline7" style:family="presentation" style:parent-style-name="Discreet_25_20Dark1-outline6">
      <style:paragraph-properties fo:margin-left="0cm" fo:margin-right="0cm" fo:margin-top="0cm" fo:margin-bottom="0.098cm" fo:text-indent="0cm"/>
      <style:text-properties style:use-window-font-color="true" fo:font-size="20pt" style:font-size-asian="20pt" style:font-size-complex="20pt"/>
    </style:style>
    <style:style style:name="Discreet_25_20Dark1-outline8" style:display-name="Discreet%20Dark1-outline8" style:family="presentation" style:parent-style-name="Discreet_25_20Dark1-outline7">
      <style:paragraph-properties fo:margin-left="0cm" fo:margin-right="0cm" fo:margin-top="0cm" fo:margin-bottom="0.098cm" fo:text-indent="0cm"/>
      <style:text-properties fo:font-size="20pt" style:font-size-asian="20pt" style:font-size-complex="20pt"/>
    </style:style>
    <style:style style:name="Discreet_25_20Dark1-outline9" style:display-name="Discreet%20Dark1-outline9" style:family="presentation" style:parent-style-name="Discreet_25_20Dark1-outline8">
      <style:paragraph-properties fo:margin-left="0cm" fo:margin-right="0cm" fo:margin-top="0cm" fo:margin-bottom="0.098cm" fo:text-indent="0cm"/>
      <style:text-properties fo:font-size="20pt" style:font-size-asian="20pt" style:font-size-complex="20pt"/>
    </style:style>
    <style:style style:name="Discreet_25_20Dark1-subtitle" style:display-name="Discreet%20Dark1-subtitle" style:family="presentation">
      <style:graphic-properties draw:stroke="none" draw:fill="none" draw:textarea-vertical-align="middle">
        <text:list-style style:name="Discreet_25_20Dark1-subtitle" style:display-name="Discreet%20Dark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cccccc" style:text-outline="false" style:text-line-through-style="none" style:text-line-through-type="none" style:font-name="Open Sans2" fo:font-family="'Open Sans'" style:font-style-name="Regular" style:font-family-generic="swiss" style:font-pitch="variable" fo:font-size="36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iscreet_25_20Dark1-title" style:display-name="Discreet%20Dark1-title" style:family="presentation">
      <style:graphic-properties draw:stroke="none" draw:fill="none" draw:textarea-vertical-align="middle">
        <text:list-style style:name="Discreet_25_20Dark1-title" style:display-name="Discreet%20Dark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Open Sans Condensed1" fo:font-family="'Open Sans Condensed'" style:font-family-generic="swiss" style:font-pitch="variable" fo:font-size="40pt" fo:font-style="normal" fo:text-shadow="none" style:text-underline-style="none" fo:font-weight="bold" style:letter-kerning="true" style:font-name-asian="Droid Sans Fallback" style:font-family-asian="'Droid Sans Fallback'" style:font-family-generic-asian="system" style:font-pitch-asian="variable" style:font-size-asian="48pt" style:font-style-asian="normal" style:font-weight-asian="bold" style:font-name-complex="FreeSans" style:font-family-complex="FreeSans" style:font-family-generic-complex="system" style:font-pitch-complex="variable" style:font-size-complex="48pt" style:font-style-complex="normal" style:font-weight-complex="600"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ffffff"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iscreet_25_20Dark-title">
      <style:graphic-properties draw:auto-grow-height="false" fo:min-height="3.507cm"/>
    </style:style>
    <style:style style:name="Mpr2" style:family="presentation" style:parent-style-name="Discreet_25_20Dark-outline1">
      <style:graphic-properties fo:min-height="12.18cm"/>
    </style:style>
    <style:style style:name="Mpr3" style:family="presentation" style:parent-style-name="Discreet_25_20Dark-backgroundobjects">
      <style:graphic-properties draw:stroke="none" draw:fill="none" draw:fill-color="#ffffff" draw:auto-grow-height="false" fo:min-height="1.449cm"/>
    </style:style>
    <style:style style:name="Mpr4" style:family="presentation" style:parent-style-name="Discreet_25_20Dark-backgroundobjects">
      <style:graphic-properties draw:fill="none" draw:textarea-vertical-align="middle"/>
    </style:style>
    <style:style style:name="Mpr5" style:family="presentation" style:parent-style-name="Discreet_25_20Dark-backgroundobjects">
      <style:graphic-properties draw:stroke="none" draw:fill="none" draw:fill-color="#ffffff" draw:auto-grow-height="false" fo:min-height="1.485cm"/>
    </style:style>
    <style:style style:name="Mpr6" style:family="presentation" style:parent-style-name="Discreet_25_20Dark-backgroundobjects">
      <style:graphic-properties draw:stroke="none" draw:fill="none" draw:fill-color="#ffffff" draw:textarea-vertical-align="bottom" draw:auto-grow-height="false" fo:min-height="1.485cm"/>
    </style:style>
    <style:style style:name="Mpr7" style:family="presentation" style:parent-style-name="Discreet_25_20Dark1-title">
      <style:graphic-properties draw:auto-grow-height="false" fo:min-height="3.507cm"/>
    </style:style>
    <style:style style:name="Mpr8" style:family="presentation" style:parent-style-name="Discreet_25_20Dark1-outline1">
      <style:graphic-properties fo:min-height="12.18cm"/>
    </style:style>
    <style:style style:name="Mpr9" style:family="presentation" style:parent-style-name="Discreet_25_20Dark1-backgroundobjects">
      <style:graphic-properties draw:stroke="none" draw:fill="none" draw:fill-color="#ffffff" draw:auto-grow-height="false" fo:min-height="1.449cm"/>
    </style:style>
    <style:style style:name="Mpr10" style:family="presentation" style:parent-style-name="Discreet_25_20Dark1-backgroundobjects">
      <style:graphic-properties draw:fill="none" draw:textarea-vertical-align="middle"/>
    </style:style>
    <style:style style:name="Mpr11" style:family="presentation" style:parent-style-name="Discreet_25_20Dark1-backgroundobjects">
      <style:graphic-properties draw:stroke="none" draw:fill="none" draw:fill-color="#ffffff" draw:auto-grow-height="false" fo:min-height="1.485cm"/>
    </style:style>
    <style:style style:name="Mpr12" style:family="presentation" style:parent-style-name="Discreet_25_20Dark1-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none"/>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fo:color="#cccccc" fo:font-size="45%"/>
      </text:list-level-style-bullet>
      <text:list-level-style-bullet text:level="2" text:bullet-char="–">
        <style:list-level-properties text:space-before="1.5cm" text:min-label-width="0.9cm"/>
        <style:text-properties fo:font-family="StarSymbol" fo:color="#cccccc" fo:font-size="75%"/>
      </text:list-level-style-bullet>
      <text:list-level-style-bullet text:level="3" text:bullet-char="●">
        <style:list-level-properties text:space-before="2.8cm" text:min-label-width="0.8cm"/>
        <style:text-properties fo:font-family="StarSymbol" fo:color="#cccccc" fo:font-size="45%"/>
      </text:list-level-style-bullet>
      <text:list-level-style-bullet text:level="4" text:bullet-char="–">
        <style:list-level-properties text:space-before="4.2cm" text:min-label-width="0.6cm"/>
        <style:text-properties fo:font-family="StarSymbol" fo:color="#cccccc" fo:font-size="75%"/>
      </text:list-level-style-bullet>
      <text:list-level-style-bullet text:level="5" text:bullet-char="●">
        <style:list-level-properties text:space-before="5.4cm" text:min-label-width="0.6cm"/>
        <style:text-properties fo:font-family="StarSymbol" fo:color="#cccccc" fo:font-size="45%"/>
      </text:list-level-style-bullet>
      <text:list-level-style-bullet text:level="6" text:bullet-char="●">
        <style:list-level-properties text:space-before="6.6cm" text:min-label-width="0.6cm"/>
        <style:text-properties fo:font-family="StarSymbol" fo:color="#cccccc" fo:font-size="45%"/>
      </text:list-level-style-bullet>
      <text:list-level-style-bullet text:level="7" text:bullet-char="●">
        <style:list-level-properties text:space-before="7.8cm" text:min-label-width="0.6cm"/>
        <style:text-properties fo:font-family="StarSymbol" fo:color="#cccccc" fo:font-size="45%"/>
      </text:list-level-style-bullet>
      <text:list-level-style-bullet text:level="8" text:bullet-char="●">
        <style:list-level-properties text:space-before="9cm" text:min-label-width="0.6cm"/>
        <style:text-properties fo:font-family="StarSymbol" fo:color="#cccccc" fo:font-size="45%"/>
      </text:list-level-style-bullet>
      <text:list-level-style-bullet text:level="9" text:bullet-char="●">
        <style:list-level-properties text:space-before="10.2cm" text:min-label-width="0.6cm"/>
        <style:text-properties fo:font-family="StarSymbol" fo:color="#cccccc" fo:font-size="45%"/>
      </text:list-level-style-bullet>
      <text:list-level-style-bullet text:level="10" text:bullet-char="●">
        <style:list-level-properties text:space-before="11.4cm" text:min-label-width="0.6cm"/>
        <style:text-properties fo:font-family="StarSymbol" fo:color="#cccccc" fo:font-size="45%"/>
      </text:list-level-style-bullet>
    </text:list-style>
    <text:list-style style:name="ML3">
      <text:list-level-style-bullet text:level="1" text:bullet-char="●">
        <style:list-level-properties text:min-label-width="0.6cm"/>
        <style:text-properties fo:font-family="StarSymbol" fo:color="#cccccc" fo:font-size="45%"/>
      </text:list-level-style-bullet>
      <text:list-level-style-bullet text:level="2" text:bullet-char="●">
        <style:list-level-properties text:space-before="0.6cm" text:min-label-width="0.6cm"/>
        <style:text-properties fo:font-family="StarSymbol" fo:color="#cccccc" fo:font-size="45%"/>
      </text:list-level-style-bullet>
      <text:list-level-style-bullet text:level="3" text:bullet-char="●">
        <style:list-level-properties text:space-before="1.2cm" text:min-label-width="0.6cm"/>
        <style:text-properties fo:font-family="StarSymbol" fo:color="#cccccc" fo:font-size="45%"/>
      </text:list-level-style-bullet>
      <text:list-level-style-bullet text:level="4" text:bullet-char="●">
        <style:list-level-properties text:space-before="1.8cm" text:min-label-width="0.6cm"/>
        <style:text-properties fo:font-family="StarSymbol" fo:color="#cccccc" fo:font-size="45%"/>
      </text:list-level-style-bullet>
      <text:list-level-style-bullet text:level="5" text:bullet-char="●">
        <style:list-level-properties text:space-before="2.4cm" text:min-label-width="0.6cm"/>
        <style:text-properties fo:font-family="StarSymbol" fo:color="#cccccc" fo:font-size="45%"/>
      </text:list-level-style-bullet>
      <text:list-level-style-bullet text:level="6" text:bullet-char="●">
        <style:list-level-properties text:space-before="3cm" text:min-label-width="0.6cm"/>
        <style:text-properties fo:font-family="StarSymbol" fo:color="#cccccc" fo:font-size="45%"/>
      </text:list-level-style-bullet>
      <text:list-level-style-bullet text:level="7" text:bullet-char="●">
        <style:list-level-properties text:space-before="3.6cm" text:min-label-width="0.6cm"/>
        <style:text-properties fo:font-family="StarSymbol" fo:color="#cccccc" fo:font-size="45%"/>
      </text:list-level-style-bullet>
      <text:list-level-style-bullet text:level="8" text:bullet-char="●">
        <style:list-level-properties text:space-before="4.2cm" text:min-label-width="0.6cm"/>
        <style:text-properties fo:font-family="StarSymbol" fo:color="#cccccc" fo:font-size="45%"/>
      </text:list-level-style-bullet>
      <text:list-level-style-bullet text:level="9" text:bullet-char="●">
        <style:list-level-properties text:space-before="4.8cm" text:min-label-width="0.6cm"/>
        <style:text-properties fo:font-family="StarSymbol" fo:color="#cccccc" fo:font-size="45%"/>
      </text:list-level-style-bullet>
      <text:list-level-style-bullet text:level="10" text:bullet-char="●">
        <style:list-level-properties text:space-before="5.4cm" text:min-label-width="0.6cm"/>
        <style:text-properties fo:font-family="StarSymbol" fo:color="#cccccc" fo:font-size="45%"/>
      </text:list-level-style-bullet>
    </text:list-style>
    <text:list-style style:name="M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iscreet_25_20Dark" style:display-name="Discreet%20Dark" style:page-layout-name="PM1" draw:style-name="Mdp1">
      <draw:frame presentation:style-name="Mpr1" draw:layer="backgroundobjects" svg:width="25.199cm" svg:height="2.364cm" svg:x="1.401cm" svg:y="0.436cm" presentation:class="title">
        <draw:text-box>
          <text:p>Click to edit the title text format</text:p>
        </draw:text-box>
      </draw:frame>
      <draw:frame presentation:style-name="Mpr2" draw:layer="backgroundobjects" svg:width="25.199cm" svg:height="14.6cm" svg:x="1.4cm" svg:y="4.2cm" presentation:class="outline">
        <draw:text-box>
          <text:list text:style-name="ML2">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3" draw:text-style-name="MP2" draw:layer="backgroundobjects" svg:width="6.523cm" svg:height="1.448cm" svg:x="1.4cm" svg:y="19.13cm" presentation:class="date-time">
        <draw:text-box>
          <text:p text:style-name="MP1"><text:span text:style-name="MT1"><presentation:date-time/></text:span></text:p>
        </draw:text-box>
      </draw:frame>
      <draw:frame presentation:style-name="Mpr3" draw:text-style-name="MP6" draw:layer="backgroundobjects" svg:width="8.875cm" svg:height="1.448cm" svg:x="9.576cm" svg:y="19.13cm" presentation:class="footer">
        <draw:text-box>
          <text:p text:style-name="MP5"><text:span text:style-name="MT1"><presentation:footer/></text:span></text:p>
        </draw:text-box>
      </draw:frame>
      <draw:frame presentation:style-name="Mpr3" draw:text-style-name="MP4" draw:layer="backgroundobjects" svg:width="6.523cm" svg:height="1.448cm" svg:x="20.076cm" svg:y="19.13cm" presentation:class="page-number">
        <draw:text-box>
          <text:p text:style-name="MP3"><text:span text:style-name="MT1"><text:page-number>&lt;number&gt;</text:page-number></text:span></text:p>
        </draw:text-box>
      </draw:frame>
      <draw:line presentation:style-name="Mpr4" draw:text-style-name="MP7" draw:layer="backgroundobjects" svg:x1="1.4cm" svg:y1="3.4cm" svg:x2="26.599cm" svg:y2="3.4cm">
        <text:p/>
      </draw:line>
      <presentation:notes style:page-layout-name="PM0">
        <draw:page-thumbnail presentation:style-name="Discreet_25_20Dark-title" draw:layer="backgroundobjects" svg:width="14.848cm" svg:height="11.136cm" svg:x="3.075cm" svg:y="2.257cm" presentation:class="page"/>
        <draw:frame presentation:style-name="Discreet_25_20Dark-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iscreet_25_20Dark1" style:display-name="Discreet%20Dark1" style:page-layout-name="PM1" draw:style-name="Mdp1">
      <draw:frame presentation:style-name="Mpr7" draw:layer="backgroundobjects" svg:width="25.199cm" svg:height="3.507cm" svg:x="1.401cm" svg:y="0.2cm" presentation:class="title">
        <draw:text-box>
          <text:p>Click to edit the title text format</text:p>
        </draw:text-box>
      </draw:frame>
      <draw:frame presentation:style-name="Mpr8" draw:layer="backgroundobjects" svg:width="25.199cm" svg:height="13.693cm" svg:x="1.401cm" svg:y="4.8cm" presentation:class="outline">
        <draw:text-box>
          <text:list text:style-name="ML4">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9" draw:text-style-name="MP2" draw:layer="backgroundobjects" svg:width="6.523cm" svg:height="1.448cm" svg:x="1.4cm" svg:y="19.13cm" presentation:class="date-time">
        <draw:text-box>
          <text:p text:style-name="MP1"><text:span text:style-name="MT1"><presentation:date-time/></text:span></text:p>
        </draw:text-box>
      </draw:frame>
      <draw:frame presentation:style-name="Mpr9" draw:text-style-name="MP6" draw:layer="backgroundobjects" svg:width="8.875cm" svg:height="1.448cm" svg:x="9.576cm" svg:y="19.13cm" presentation:class="footer">
        <draw:text-box>
          <text:p text:style-name="MP5"><text:span text:style-name="MT1"><presentation:footer/></text:span></text:p>
        </draw:text-box>
      </draw:frame>
      <draw:frame presentation:style-name="Mpr9" draw:text-style-name="MP4" draw:layer="backgroundobjects" svg:width="6.523cm" svg:height="1.448cm" svg:x="20.076cm" svg:y="19.13cm" presentation:class="page-number">
        <draw:text-box>
          <text:p text:style-name="MP3"><text:span text:style-name="MT1"><text:page-number>&lt;number&gt;</text:page-number></text:span></text:p>
        </draw:text-box>
      </draw:frame>
      <draw:line presentation:style-name="Mpr10" draw:text-style-name="MP7" draw:layer="backgroundobjects" svg:x1="4cm" svg:y1="4cm" svg:x2="24.2cm" svg:y2="4cm">
        <text:p/>
      </draw:line>
      <presentation:notes style:page-layout-name="PM0">
        <draw:page-thumbnail presentation:style-name="Discreet_25_20Dark1-title" draw:layer="backgroundobjects" svg:width="0.001cm" svg:height="0.001cm" svg:x="0cm" svg:y="2.257cm" presentation:class="page"/>
        <draw:frame presentation:style-name="Discreet_25_20Dark1-notes" draw:layer="backgroundobjects" svg:width="16.799cm" svg:height="13.364cm" svg:x="2.1cm" svg:y="14.107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3-09T01:51:35.875426290</meta:creation-date>
    <meta:editing-duration>PT10M59S</meta:editing-duration>
    <meta:editing-cycles>8</meta:editing-cycles>
    <meta:generator>lpOD Python 1.1.6</meta:generator>
    <meta:initial-creator>Thorsten Behrens</meta:initial-creator>
    <dc:date>2017-11-14T19:14:50.075223285</dc:date>
    <meta:document-statistic meta:object-count="38"/>
  </office:meta>
</office:document-meta>
</file>